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371cm" table:align="left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12.37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ritain Needs an Intervention</text:h>
      <text:p text:style-name="Text_20_body"><text:span text:style-name="Emphasis">How to rescue a failing democracy without starting a new party</text:span></text:p>
      <text:p text:style-name="Horizontal_20_Line"/>
      <text:p text:style-name="Text_20_body">Britain isn’t broken, but it’s breaking. NHS queues stretch for hours. A generation is priced out of home ownership. Councils collapse while ministers posture over culture wars. The UK is drifting—suffering not from one failed policy, but from decades of systemic neglect.</text:p>
      <text:p text:style-name="Text_20_body">This decline isn’t inevitable. It’s the outcome of managed decline, political cowardice, and performative governance. The deeper tragedy is that voters know it—and yet feel powerless to change it.</text:p>
      <text:p text:style-name="Text_20_body">What we need now is not another political party. We need an <text:span text:style-name="Strong_20_Emphasis">intervention</text:span>: a plan that can be adopted by any party, civic group, or citizen to restore competence, fairness, and trust in public life.</text:p>
      <text:p text:style-name="Text_20_body">That’s why we’ve created the <text:span text:style-name="Strong_20_Emphasis">UK Party Intervention Platform</text:span>—an open-source, non-partisan reform strategy, focused on five core fixes:</text:p>
      <text:p text:style-name="Horizontal_20_Line"/>
      <text:h text:style-name="Heading_20_3" text:outline-level="3">✅ The Five Fixes (Summary)</text:h>
      <text:p text:style-name="Text_20_body"><text:span text:style-name="Strong_20_Emphasis">1. Rebuild Growth</text:span> Invest in digital, transport, and green infrastructure. Reconnect trade and skills policy with real-world productivity. Re-engage with EU frameworks where possible.</text:p>
      <text:p text:style-name="Text_20_body"><text:span text:style-name="Strong_20_Emphasis">2. Fix Daily Life</text:span> Regulate monopoly sectors (e.g. food, energy). Shift taxes from work to land. Build homes in areas with jobs, not just fields.</text:p>
      <text:p text:style-name="Text_20_body"><text:span text:style-name="Strong_20_Emphasis">3. Rescue Public Services</text:span> Audit NHS, schools, and transport systems. Insource failing contracts. Restore public sector capability with data, not dogma.</text:p>
      <text:p text:style-name="Text_20_body"><text:span text:style-name="Strong_20_Emphasis">4. Heal Inequality</text:span> Introduce land value tax, baby bonds, and regional reinvestment. Close postcode lotteries in public funding.</text:p>
      <text:p text:style-name="Text_20_body"><text:span text:style-name="Strong_20_Emphasis">5. Fix Democracy</text:span> Replace First Past the Post. Codify a written constitution. Create regional assemblies and citizen accountability.</text:p>
      <text:p text:style-name="Horizontal_20_Line"/>
      <text:h text:style-name="Heading_20_2" text:outline-level="2">? Full Platform Overview</text:h>
      <text:p text:style-name="Text_20_body">Each Fix includes concrete proposals, data-backed justifications, and named public figures who could champion delivery across political lines.</text:p>
      <text:h text:style-name="Heading_20_3" text:outline-level="3"><text:soft-page-break/>1. Fix the Economy: Invest + Reconnect</text:h>
      <text:list xml:id="list8779942089581835084" text:style-name="L1">
        <text:list-item>
          <text:p text:style-name="P1">Reverse austerity. Fund infrastructure and skills.</text:p>
        </text:list-item>
        <text:list-item>
          <text:p text:style-name="P1">Rejoin the Single Market or EEA where possible.</text:p>
        </text:list-item>
        <text:list-item>
          <text:p text:style-name="P1">Champions: David Willetts, Andy Burnham</text:p>
        </text:list-item>
      </text:list>
      <text:h text:style-name="Heading_20_3" text:outline-level="3">2. Fix Daily Life: Regulate + Build</text:h>
      <text:list xml:id="list4002745462820975722" text:style-name="L2">
        <text:list-item>
          <text:p text:style-name="P2">Break up monopolies in food, energy, and housing.</text:p>
        </text:list-item>
        <text:list-item>
          <text:p text:style-name="P2">Tax idle land, not wages.</text:p>
        </text:list-item>
        <text:list-item>
          <text:p text:style-name="P2">Champions: Martin Lewis, Caroline Lucas</text:p>
        </text:list-item>
      </text:list>
      <text:h text:style-name="Heading_20_3" text:outline-level="3">3. Rescue Public Services: Restore + Modernise</text:h>
      <text:list xml:id="list5282274244390507139" text:style-name="L3">
        <text:list-item>
          <text:p text:style-name="P3">Audit performance. Insource what’s broken. Pay for outcomes.</text:p>
        </text:list-item>
        <text:list-item>
          <text:p text:style-name="P3">Champions: Rory Stewart, Wes Streeting</text:p>
        </text:list-item>
      </text:list>
      <text:h text:style-name="Heading_20_3" text:outline-level="3">4. Heal Inequality: Redistribute + Invest</text:h>
      <text:list xml:id="list763164580163366348" text:style-name="L4">
        <text:list-item>
          <text:p text:style-name="P4">Replace council tax with land value tax.</text:p>
        </text:list-item>
        <text:list-item>
          <text:p text:style-name="P4">Introduce youth investment schemes.</text:p>
        </text:list-item>
        <text:list-item>
          <text:p text:style-name="P4">Champions: Deborah Meaden, Danny Dorling</text:p>
        </text:list-item>
      </text:list>
      <text:h text:style-name="Heading_20_3" text:outline-level="3">5. Fix Democracy: Reform + Codify</text:h>
      <text:list xml:id="list1377872562764439731" text:style-name="L5">
        <text:list-item>
          <text:p text:style-name="P5">Introduce PR voting. Ban gerrymandering. Write a constitution.</text:p>
        </text:list-item>
        <text:list-item>
          <text:p text:style-name="P5">Champions: Neal Lawson, Jess Phillips</text:p>
        </text:list-item>
      </text:list>
      <text:p text:style-name="Horizontal_20_Line"/>
      <text:h text:style-name="Heading_20_2" text:outline-level="2">? At-A-Glance Policy Tab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heme</text:p>
          </table:table-cell>
          <table:table-cell table:style-name="Table1.A1" office:value-type="string">
            <text:p text:style-name="Table_20_Heading">Core Fixes</text:p>
          </table:table-cell>
        </table:table-row>
        <table:table-row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Table_20_Contents">Green investment, market access, end austerity</text:p>
          </table:table-cell>
        </table:table-row>
        <table:table-row>
          <table:table-cell table:style-name="Table1.A1" office:value-type="string">
            <text:p text:style-name="Table_20_Contents">Cost of Living</text:p>
          </table:table-cell>
          <table:table-cell table:style-name="Table1.A1" office:value-type="string">
            <text:p text:style-name="Table_20_Contents">Anti-monopoly regulation, land tax reform, local housing supply</text:p>
          </table:table-cell>
        </table:table-row>
        <table:table-row>
          <table:table-cell table:style-name="Table1.A1" office:value-type="string">
            <text:p text:style-name="Table_20_Contents">Public Services</text:p>
          </table:table-cell>
          <table:table-cell table:style-name="Table1.A1" office:value-type="string">
            <text:p text:style-name="Table_20_Contents">Performance audits, insourcing, tech modernisation</text:p>
          </table:table-cell>
        </table:table-row>
        <table:table-row>
          <table:table-cell table:style-name="Table1.A1" office:value-type="string">
            <text:p text:style-name="Table_20_Contents">Inequality</text:p>
          </table:table-cell>
          <table:table-cell table:style-name="Table1.A1" office:value-type="string">
            <text:p text:style-name="Table_20_Contents">LVT, baby bonds, regional funding balance</text:p>
          </table:table-cell>
        </table:table-row>
        <table:table-row>
          <table:table-cell table:style-name="Table1.A1" office:value-type="string">
            <text:p text:style-name="Table_20_Contents">Democracy</text:p>
          </table:table-cell>
          <table:table-cell table:style-name="Table1.A1" office:value-type="string">
            <text:p text:style-name="Table_20_Contents">Proportional voting, citizen assemblies, codified rules</text:p>
          </table:table-cell>
        </table:table-row>
      </table:table>
      <text:p text:style-name="Horizontal_20_Line"/>
      <text:h text:style-name="Heading_20_2" text:outline-level="2"><text:soft-page-break/>? One-Page Executive Summary</text:h>
      <text:p text:style-name="Text_20_body">Britain is spiralling. Our institutions are underfunded, our politics is performative, and our economy is flatlining. Yet the solutions are known—and supported across parties, professions, and generations.</text:p>
      <text:p text:style-name="Text_20_body">The <text:span text:style-name="Strong_20_Emphasis">UK Party Intervention Platform</text:span> lays out five urgent reforms. It doesn’t seek power. It seeks progress. Any MP, journalist, mayor, or citizen can endorse it—and start fixing what’s broken.</text:p>
      <text:p text:style-name="Text_20_body">? Download the full platform (PDF): [link placeholder]<text:line-break/>? Contact: rick@groupbuild.org</text:p>
      <text:p text:style-name="Horizontal_20_Line"/>
      <text:p text:style-name="Text_20_body">#RickPublic #RebuildBritain #InterventionPlatform #UKPolitics #PoliticalReform #CivicAction #DemocracyRefor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7-08T17:54:12.78</meta:creation-date>
    <meta:document-statistic meta:table-count="1" meta:image-count="0" meta:object-count="0" meta:page-count="3" meta:paragraph-count="50" meta:word-count="522" meta:character-count="3550"/>
    <dc:date>2025-07-08T17:57:19.52</dc:date>
    <dc:creator>Rick Ballard</dc:creator>
    <meta:editing-duration>PT3M6S</meta:editing-duration>
    <meta:editing-cycles>1</meta:editing-cycles>
    <meta:generator>OpenOffice/4.1.15$Win32 OpenOffice.org_project/4115m2$Build-9813</meta:generator>
  </office:meta>
</office:document-meta>
</file>